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0, 2021 (03:11: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5">git - version control</text:p>
        </text:list-item>
        <text:list-item>
          <text:p text:style-name="P15">Github - to make source code available on the web</text:p>
        </text:list-item>
        <text:list-item>
          <text:p text:style-name="P15">markdown, LaTeX - for writing the resources</text:p>
        </text:list-item>
        <text:list-item>
          <text:p text:style-name="P15">pandoc - for converting documents to various output formats</text:p>
        </text:list-item>
        <text:list-item>
          <text:p text:style-name="P15">make, bash - for specifying how to build this resource</text:p>
        </text:list-item>
        <text:list-item>
          <text:p text:style-name="P15">github actions - to automatically build the resource</text:p>
        </text:list-item>
        <text:list-item>
          <text:p text:style-name="P15">github pages - to serve the accompanying website</text:p>
        </text:list-item>
        <text:list-item>
          <text:p text:style-name="P15">additional packages for specific tasks: texlive, Pygments, pandoc filters, <text:a xlink:type="simple" xlink:href="https://github.com/jgm/pandoc/issues/2104" office:name=""><text:span text:style-name="Definition">lua filter</text:span></text:a>, etc.</text:p>
        </text:list-item>
        <text:list-item>
          <text:p text:style-name="P15"><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6">Go to <text:a xlink:type="simple" xlink:href="https://github.com/csci-1301/csci-1301.github.io/releases" office:name=""><text:span text:style-name="Definition">repository releases</text:span></text:a></text:p>
        </text:list-item>
        <text:list-item>
          <text:p text:style-name="P16">Choose latest, which contains the files of the latest build</text:p>
        </text:list-item>
        <text:list-item>
          <text:p text:style-name="P16">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6">Enter release notes to explain what changed since last release</text:p>
        </text:list-item>
        <text:list-item>
          <text:p text:style-name="P16">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6">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7">pandoc</text:p>
        </text:list-item>
        <text:list-item>
          <text:p text:style-name="P17">LaTeX</text:p>
        </text:list-item>
        <text:list-item>
          <text:p text:style-name="P17">make</text:p>
        </text:list-item>
        <text:list-item>
          <text:p text:style-name="P17">python 3.+</text:p>
        </text:list-item>
        <text:list-item>
          <text:p text:style-name="P17">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8">make all</text:p>
      <text:p text:style-name="First_20_paragraph">To see a list of other alternative build options run</text:p>
      <text:p text:style-name="P19">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11:45Z</meta:creation-date>
    <dc:date>2021-05-20T15:11:45Z</dc:date>
    <meta:user-defined meta:name="date" meta:value-type="string">May  20, 2021 (03:11: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